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Ubuntu" fo:font-weight="bold" style:font-weight-asian="bold" style:font-weight-complex="bold"/>
    </style:style>
    <style:style style:name="P2" style:family="paragraph" style:parent-style-name="Standard">
      <style:paragraph-properties fo:line-height="150%"/>
      <style:text-properties style:font-name="Ubuntu" fo:font-size="10pt" fo:font-weight="normal" officeooo:rsid="001bba0a" officeooo:paragraph-rsid="001bba0a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line-height="150%"/>
      <style:text-properties style:font-name="Ubuntu" fo:font-size="10pt" fo:font-weight="normal" officeooo:rsid="001ebd28" officeooo:paragraph-rsid="001ebd28" style:font-size-asian="8.75pt" style:font-weight-asian="normal" style:font-size-complex="10pt" style:font-weight-complex="normal"/>
    </style:style>
    <style:style style:name="P4" style:family="paragraph" style:parent-style-name="Standard" style:list-style-name="L2">
      <style:paragraph-properties fo:line-height="150%"/>
      <style:text-properties style:font-name="Ubuntu" fo:font-size="10pt" fo:font-weight="normal" officeooo:rsid="001ebd28" officeooo:paragraph-rsid="001ebd28" style:font-size-asian="8.75pt" style:font-weight-asian="normal" style:font-size-complex="10pt" style:font-weight-complex="normal"/>
    </style:style>
    <style:style style:name="P5" style:family="paragraph" style:parent-style-name="Standard" style:list-style-name="L3">
      <style:paragraph-properties fo:line-height="150%"/>
      <style:text-properties style:font-name="Ubuntu" fo:font-size="10pt" fo:font-weight="normal" officeooo:rsid="00201acf" officeooo:paragraph-rsid="0021dbca" style:font-size-asian="8.75pt" style:font-weight-asian="normal" style:font-size-complex="10pt" style:font-weight-complex="normal"/>
    </style:style>
    <style:style style:name="P6" style:family="paragraph" style:parent-style-name="Standard" style:list-style-name="L3">
      <style:paragraph-properties fo:line-height="150%"/>
      <style:text-properties style:font-name="Ubuntu" fo:font-size="10pt" fo:font-weight="normal" officeooo:rsid="00201acf" officeooo:paragraph-rsid="0021f37a" style:font-size-asian="8.75pt" style:font-weight-asian="normal" style:font-size-complex="10pt" style:font-weight-complex="normal"/>
    </style:style>
    <style:style style:name="P7" style:family="paragraph" style:parent-style-name="Standard" style:list-style-name="L3">
      <style:paragraph-properties fo:line-height="150%"/>
      <style:text-properties style:font-name="Ubuntu" fo:font-size="10pt" fo:font-weight="normal" officeooo:rsid="00201acf" officeooo:paragraph-rsid="002287e5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line-height="150%"/>
      <style:text-properties style:font-name="Ubuntu" fo:font-size="10pt" fo:font-weight="normal" officeooo:rsid="00238b3a" officeooo:paragraph-rsid="00238b3a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line-height="150%"/>
      <style:text-properties style:font-name="Ubuntu" fo:font-size="12pt" fo:font-weight="bold" officeooo:rsid="00238b3a" officeooo:paragraph-rsid="0021f37a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line-height="150%"/>
      <style:text-properties officeooo:paragraph-rsid="001bba0a"/>
    </style:style>
    <style:style style:name="P11" style:family="paragraph" style:parent-style-name="Standard" style:list-style-name="L1">
      <style:paragraph-properties fo:line-height="150%"/>
      <style:text-properties officeooo:rsid="001bba0a" officeooo:paragraph-rsid="001bba0a"/>
    </style:style>
    <style:style style:name="P12" style:family="paragraph" style:parent-style-name="Standard">
      <style:paragraph-properties fo:line-height="150%"/>
      <style:text-properties officeooo:rsid="001c79ba" officeooo:paragraph-rsid="001c79ba"/>
    </style:style>
    <style:style style:name="P13" style:family="paragraph" style:parent-style-name="Standard">
      <style:paragraph-properties fo:line-height="150%"/>
      <style:text-properties fo:font-size="12pt" fo:font-weight="bold" officeooo:rsid="001d2de6" officeooo:paragraph-rsid="001d2de6" style:font-size-asian="12pt" style:font-weight-asian="bold" style:font-size-complex="12pt" style:font-weight-complex="bold"/>
    </style:style>
    <style:style style:name="T1" style:family="text">
      <style:text-properties officeooo:rsid="001a8341"/>
    </style:style>
    <style:style style:name="T2" style:family="text">
      <style:text-properties style:font-name="Ubuntu"/>
    </style:style>
    <style:style style:name="T3" style:family="text">
      <style:text-properties style:font-name="Ubuntu" fo:font-size="10pt" fo:font-weight="normal" style:font-size-asian="8.75pt" style:font-weight-asian="normal" style:font-size-complex="10pt" style:font-weight-complex="normal"/>
    </style:style>
    <style:style style:name="T4" style:family="text">
      <style:text-properties style:font-name="Ubuntu" fo:font-size="10pt" fo:font-weight="normal" officeooo:rsid="001bba0a" style:font-size-asian="8.75pt" style:font-weight-asian="normal" style:font-size-complex="10pt" style:font-weight-complex="normal"/>
    </style:style>
    <style:style style:name="T5" style:family="text">
      <style:text-properties officeooo:rsid="00201acf"/>
    </style:style>
    <style:style style:name="T6" style:family="text">
      <style:text-properties officeooo:rsid="0021dbca"/>
    </style:style>
    <style:style style:name="T7" style:family="text">
      <style:text-properties officeooo:rsid="0021f37a"/>
    </style:style>
    <style:style style:name="T8" style:family="text">
      <style:text-properties officeooo:rsid="002287e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a) </text:span>¿Qué son las pruebas efectivas y sistemáticas?</text:p>
      <text:p text:style-name="P2">Las pruebas sistemáticas se refieren a pruebas que se basan en seguir una serie de pasos para generar las pruebas, en vez de guiarse únicamente de la intuición. Esto beneficia principalmente a los desarrolladores con poca experiencia, ya que el seguir un enfoque sistemático les permite realizar mejores pruebas.</text:p>
      <text:p text:style-name="P2">Estos pasos son los siguientes:</text:p>
      <text:list xml:id="list2208880424" text:style-name="L1">
        <text:list-item>
          <text:p text:style-name="P10"><text:span text:style-name="T4">Se debe empezar por enfocarse en los requerimientos del programa o método. Enfocándose en las entradas, salidas y la interacciones entre las entradas y como cambian la salida.</text:span></text:p>
        </text:list-item>
        <text:list-item>
          <text:p text:style-name="P10"><text:span text:style-name="T4">Luego se debe ver la cobertura de código y ver que partes no están cubiertas y porque.</text:span></text:p>
        </text:list-item>
        <text:list-item>
          <text:p text:style-name="P11"><text:span text:style-name="T3">Si la prueba tiene dependencias complejas, se debe considear el usar mocks.</text:span></text:p>
        </text:list-item>
        <text:list-item>
          <text:p text:style-name="P11"><text:span text:style-name="T3">En caso las pruebas unitarias no sean las más adecuadas se debe considerar realizar pruebas de integración.</text:span></text:p>
        </text:list-item>
      </text:list>
      <text:p text:style-name="P12"><text:span text:style-name="T3">Al realizar estos pasos las pruebas serán más efectivas y podrán encontrar más errores de código(bugs) y evitar realizar pruebas innecesarias.</text:span></text:p>
      <text:p text:style-name="P12"><text:span text:style-name="T3"/></text:p>
      <text:p text:style-name="P13"><text:span text:style-name="T2">(b) Pruebas</text:span></text:p>
      <text:p text:style-name="P3">(a) Partición:</text:p>
      <text:list xml:id="list2510975400" text:style-name="L2">
        <text:list-item>
          <text:p text:style-name="P4">limit<text:span text:style-name="T5">e</text:span> &lt; 0</text:p>
        </text:list-item>
        <text:list-item>
          <text:p text:style-name="P4">limit<text:span text:style-name="T5">e</text:span> = 0</text:p>
        </text:list-item>
        <text:list-item>
          <text:p text:style-name="P4">limit<text:span text:style-name="T5">e</text:span> &gt; 0</text:p>
        </text:list-item>
      </text:list>
      <text:p text:style-name="P3">(b) Partición:</text:p>
      <text:list xml:id="list4147383023" text:style-name="L3">
        <text:list-item>
          <text:p text:style-name="P5">ocurrencias del delimitador en el texto <text:span text:style-name="T6">= 0</text:span> y limite &lt; 0 <text:span text:style-name="T6">y texto es cadena vacía</text:span></text:p>
        </text:list-item>
        <text:list-item>
          <text:p text:style-name="P6">ocurrencias del delimitador en el texto <text:span text:style-name="T6">= 0</text:span> y limite &lt; 0 <text:span text:style-name="T6">y texto </text:span><text:span text:style-name="T7">no </text:span><text:span text:style-name="T6">es cadena vacía</text:span></text:p>
        </text:list-item>
        <text:list-item>
          <text:p text:style-name="P5">ocurrencias del delimitador en el texto &gt;<text:span text:style-name="T6"> 0</text:span> y limite &lt; 0 <text:span text:style-name="T6">y texto no es cadena vacía</text:span></text:p>
        </text:list-item>
        <text:list-item>
          <text:p text:style-name="P6">ocurrencias del delimitador en el texto <text:span text:style-name="T7">=</text:span><text:span text:style-name="T6"> 0</text:span> y limite <text:span text:style-name="T6">=</text:span> 0 <text:span text:style-name="T6">y texto</text:span><text:span text:style-name="T7"> </text:span><text:span text:style-name="T6">es cadena vacía</text:span></text:p>
        </text:list-item>
        <text:list-item>
          <text:p text:style-name="P5">ocurrencias del delimitador en el texto <text:span text:style-name="T7">=</text:span><text:span text:style-name="T6"> 0</text:span> y limite <text:span text:style-name="T6">=</text:span> 0 <text:span text:style-name="T6">y texto </text:span><text:span text:style-name="T7">no </text:span><text:span text:style-name="T6">es cadena vacía</text:span></text:p>
        </text:list-item>
        <text:list-item>
          <text:p text:style-name="P5">ocurrencias del delimitador en el texto &gt;<text:span text:style-name="T6"> 0</text:span> y limite <text:span text:style-name="T6">=</text:span> 0 <text:span text:style-name="T6">y texto no es cadena vacía</text:span></text:p>
        </text:list-item>
        <text:list-item>
          <text:p text:style-name="P6">ocurrencias del delimitador en el texto &lt; <text:span text:style-name="T7">limite - 1</text:span> y limite &gt; <text:span text:style-name="T7">0</text:span> <text:span text:style-name="T6">y texto </text:span><text:span text:style-name="T7">no </text:span><text:span text:style-name="T6">es cadena vacía</text:span></text:p>
        </text:list-item>
        <text:list-item>
          <text:p text:style-name="P7">ocurrencias del delimitador en el texto <text:span text:style-name="T8">= 0</text:span> y limite &gt; <text:span text:style-name="T7">0</text:span> <text:span text:style-name="T6">y texto es cadena vacía</text:span></text:p>
        </text:list-item>
        <text:list-item>
          <text:p text:style-name="P7">ocurrencias del delimitador en el texto <text:span text:style-name="T8">= 0</text:span> y limite &gt; <text:span text:style-name="T7">0</text:span> <text:span text:style-name="T6">y texto </text:span><text:span text:style-name="T7">no </text:span><text:span text:style-name="T6">es cadena vacía</text:span></text:p>
        </text:list-item>
        <text:list-item>
          <text:p text:style-name="P6">ocurrencias del delimitador en el texto <text:span text:style-name="T7">=</text:span> <text:span text:style-name="T7">limite - 1</text:span> y limite &gt; <text:span text:style-name="T8">1</text:span> <text:span text:style-name="T6">y texto </text:span><text:span text:style-name="T7">no </text:span><text:span text:style-name="T6">es cadena vacía</text:span></text:p>
        </text:list-item>
        <text:list-item>
          <text:p text:style-name="P7">ocurrencias del delimitador en el texto <text:span text:style-name="T7">=</text:span> <text:span text:style-name="T8">0</text:span> y limite <text:span text:style-name="T8">= 1</text:span> <text:span text:style-name="T6">y texto es cadena vacía</text:span></text:p>
        </text:list-item>
        <text:list-item>
          <text:p text:style-name="P7">ocurrencias del delimitador en el texto <text:span text:style-name="T7">=</text:span> <text:span text:style-name="T8">0</text:span> y limite <text:span text:style-name="T8">= 1</text:span> <text:span text:style-name="T6">y texto </text:span><text:span text:style-name="T7">no </text:span><text:span text:style-name="T6">es cadena vacía</text:span></text:p>
        </text:list-item>
        <text:list-item>
          <text:p text:style-name="P6">ocurrencias del delimitador en el texto &gt; <text:span text:style-name="T7">limite - 1</text:span> y limite &gt; <text:span text:style-name="T7">0</text:span> <text:span text:style-name="T6">y texto </text:span><text:span text:style-name="T7">no </text:span><text:span text:style-name="T6">es cadena vacía</text:span></text:p>
        </text:list-item>
      </text:list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9:27:52.715525069</meta:creation-date>
    <meta:generator>LibreOffice/7.3.7.2$Linux_X86_64 LibreOffice_project/30$Build-2</meta:generator>
    <dc:date>2023-05-15T23:06:04.492545685</dc:date>
    <meta:editing-duration>PT1H16M46S</meta:editing-duration>
    <meta:editing-cycles>7</meta:editing-cycles>
    <meta:document-statistic meta:table-count="0" meta:image-count="0" meta:object-count="0" meta:page-count="1" meta:paragraph-count="27" meta:word-count="428" meta:character-count="2161" meta:non-whitespace-character-count="1780"/>
  </office:meta>
</office:document-meta>
</file>